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e1c11"/>
    </style:style>
    <style:style style:name="P2" style:family="paragraph" style:parent-style-name="Text_20_body">
      <style:text-properties officeooo:paragraph-rsid="002a6b75"/>
    </style:style>
    <style:style style:name="P3" style:family="paragraph" style:parent-style-name="Heading_20_1" style:master-page-name="Halaman_20_Bab">
      <style:paragraph-properties style:page-number="1"/>
    </style:style>
    <style:style style:name="P4" style:family="paragraph" style:parent-style-name="Heading_20_1" style:master-page-name="Halaman_20_Bab">
      <style:paragraph-properties style:page-number="auto"/>
    </style:style>
    <style:style style:name="P5" style:family="paragraph" style:parent-style-name="Subtitle">
      <style:text-properties officeooo:paragraph-rsid="001b35fc"/>
    </style:style>
    <style:style style:name="P6" style:family="paragraph" style:parent-style-name="Header">
      <style:paragraph-properties fo:text-align="end" style:justify-single-word="false"/>
    </style:style>
    <style:style style:name="P7" style:family="paragraph" style:parent-style-name="Footer">
      <style:paragraph-properties fo:text-align="center" style:justify-single-word="false"/>
    </style:style>
    <style:style style:name="P8" style:family="paragraph" style:parent-style-name="Heading_20_2">
      <style:text-properties officeooo:paragraph-rsid="0024af24"/>
    </style:style>
    <style:style style:name="P9" style:family="paragraph" style:parent-style-name="Heading_20_2">
      <style:text-properties officeooo:paragraph-rsid="0026a7f2"/>
    </style:style>
    <style:style style:name="P10" style:family="paragraph" style:parent-style-name="Heading_20_2">
      <style:text-properties officeooo:paragraph-rsid="0028a5d4"/>
    </style:style>
    <style:style style:name="P11" style:family="paragraph" style:parent-style-name="Heading_20_3">
      <style:text-properties officeooo:paragraph-rsid="0028f7db"/>
    </style:style>
    <style:style style:name="P12" style:family="paragraph" style:parent-style-name="Title" style:master-page-name="Halaman_20_Sampul">
      <style:paragraph-properties style:page-number="auto"/>
      <style:text-properties officeooo:paragraph-rsid="0019401b"/>
    </style:style>
    <style:style style:name="P13" style:family="paragraph" style:parent-style-name="Text_20_body_20_indent">
      <style:text-properties officeooo:paragraph-rsid="001e1c11"/>
    </style:style>
    <style:style style:name="P14" style:family="paragraph" style:parent-style-name="Text_20_body_20_indent">
      <style:text-properties officeooo:paragraph-rsid="001e773f"/>
    </style:style>
    <style:style style:name="P15" style:family="paragraph" style:parent-style-name="Text_20_body_20_indent">
      <style:text-properties officeooo:paragraph-rsid="001f8924"/>
    </style:style>
    <style:style style:name="P16" style:family="paragraph" style:parent-style-name="Text_20_body_20_indent">
      <style:text-properties officeooo:paragraph-rsid="002b6bc3"/>
    </style:style>
    <style:style style:name="P17" style:family="paragraph" style:parent-style-name="Text_20_body_20_indent">
      <style:paragraph-properties fo:break-before="page"/>
      <style:text-properties officeooo:paragraph-rsid="00202e31"/>
    </style:style>
    <style:style style:name="P18" style:family="paragraph" style:parent-style-name="Text_20_body_20_indent">
      <style:paragraph-properties fo:margin-left="0cm" fo:margin-right="0cm" fo:text-indent="0cm" style:auto-text-indent="false"/>
      <style:text-properties officeooo:paragraph-rsid="001f8924"/>
    </style:style>
    <style:style style:name="P19" style:family="paragraph" style:parent-style-name="Text_20_body_20_indent" style:master-page-name="">
      <style:paragraph-properties fo:margin-left="0cm" fo:margin-right="0cm" fo:text-indent="0cm" style:auto-text-indent="false" style:page-number="auto" fo:break-before="auto" fo:break-after="auto"/>
      <style:text-properties officeooo:paragraph-rsid="001f8924"/>
    </style:style>
    <style:style style:name="P20" style:family="paragraph" style:parent-style-name="Text_20_body_20_indent" style:master-page-name="Halaman_20_Bagian_20_Awal">
      <style:paragraph-properties fo:margin-left="0cm" fo:margin-right="0cm" fo:text-indent="0cm" style:auto-text-indent="false" style:page-number="1"/>
      <style:text-properties officeooo:paragraph-rsid="001f8924"/>
    </style:style>
    <style:style style:name="T1" style:family="text">
      <style:text-properties officeooo:rsid="0019401b"/>
    </style:style>
    <style:style style:name="T2" style:family="text">
      <style:text-properties officeooo:rsid="001b35fc"/>
    </style:style>
    <style:style style:name="T3" style:family="text">
      <style:text-properties officeooo:rsid="001e1c11"/>
    </style:style>
    <style:style style:name="T4" style:family="text">
      <style:text-properties officeooo:rsid="001e773f"/>
    </style:style>
    <style:style style:name="T5" style:family="text">
      <style:text-properties officeooo:rsid="001f8924"/>
    </style:style>
    <style:style style:name="T6" style:family="text">
      <style:text-properties officeooo:rsid="00202e31"/>
    </style:style>
    <style:style style:name="T7" style:family="text">
      <style:text-properties officeooo:rsid="00232a23"/>
    </style:style>
    <style:style style:name="T8" style:family="text">
      <style:text-properties officeooo:rsid="0024af24"/>
    </style:style>
    <style:style style:name="T9" style:family="text">
      <style:text-properties officeooo:rsid="0026a7f2"/>
    </style:style>
    <style:style style:name="T10" style:family="text">
      <style:text-properties officeooo:rsid="0028a5d4"/>
    </style:style>
    <style:style style:name="T11" style:family="text">
      <style:text-properties officeooo:rsid="0028f7db"/>
    </style:style>
    <style:style style:name="T12" style:family="text">
      <style:text-properties officeooo:rsid="002a6b75"/>
    </style:style>
    <style:style style:name="T13" style:family="text">
      <style:text-properties officeooo:rsid="002b6bc3"/>
    </style:style>
    <style:style style:name="T14" style:family="text">
      <style:text-properties officeooo:rsid="002d53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Kemampuan siswa kelas X SMA dalam memecahkan masalah program linier</text:span></text:p>
      <text:p text:style-name="Title"><text:span text:style-name="T2">skripsi</text:span></text:p>
      <text:p text:style-name="P5"><text:span text:style-name="T2">Diajukan kepada Jurusan Pendidikan Matematika<text:line-break/>Faktultas Matematika dan Ilmu Pengetahuan Alam Universitas Negeri Yogyakarta<text:line-break/>Untuk Memenuhi Sebagian Persyaratan <text:line-break/>Guna Memperoleh Gelar Sarjana Pendidikan</text:span></text:p>
      <text:p text:style-name="P1"><text:span text:style-name="T3">Oleh:</text:span></text:p>
      <text:p text:style-name="P13"><text:span text:style-name="T3">Muhamad Abdul Rosid</text:span></text:p>
      <text:p text:style-name="P13"><text:span text:style-name="T3">NIM. 07301241053</text:span></text:p>
      <text:p text:style-name="P14"><text:span text:style-name="T4">program studi pendidikan matematika</text:span></text:p>
      <text:p text:style-name="P14"><text:span text:style-name="T4">jurusan pendidikan matematika </text:span></text:p>
      <text:p text:style-name="P14"><text:span text:style-name="T4">fakultas matematika dan ilmu pengetahuan alam</text:span></text:p>
      <text:p text:style-name="P14"><text:span text:style-name="T4">universitas negeri yogyakarta</text:span></text:p>
      <text:p text:style-name="P14"><text:span text:style-name="T4">2013</text:span></text:p>
      <text:p text:style-name="P19"><text:span text:style-name="T5"/></text:p>
      <text:p text:style-name="P20"><text:span text:style-name="T5">halaman judul</text:span></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5"><text:span text:style-name="T5"/></text:p>
      <text:p text:style-name="P18"><text:span text:style-name="T5"/></text:p>
      <text:p text:style-name="P15"><text:span text:style-name="T5"/></text:p>
      <text:p text:style-name="P15"><text:span text:style-name="T5"/></text:p>
      <text:p text:style-name="P15"><text:span text:style-name="T5"/></text:p>
      <text:p text:style-name="P17"><text:span text:style-name="T6">Halaman Pengesahan</text:span></text:p>
      <text:h text:style-name="P3" text:outline-level="1"><text:span text:style-name="T7"><text:line-break/>pendahuluan</text:span></text:h>
      <text:h text:style-name="P8" text:outline-level="2"><text:span text:style-name="T8">Latar Belakang Masalah</text:span></text:h>
      <text:p text:style-name="P2"><text:span text:style-name="T12">Mata pelajaran matematika mulai diajarkan pada jenjang pendidikan dasar dan menengah. Pembelajaran matematika ini bertujuan agar peserta didik mampu menggunakan dan menerapkan matematika dalam memecahkan masalah di kehidupan sehari-hari, bekal mempelajari matematika lebih lanjut dan bekal mempelajari ilmu pengetahuan yang lain (Wardhani, 2008). Salah satu tujuan pembelajaran matematika di tingkat pendidikan dasar dan menengah menurut Standar Isi Mata Pelajaran Matemaika (Depdiknas, 2006) adalah memecahkan masalah yang meliputi kemampuan memahami masalah, merancang model matematika, menyelesaikan model dan menafsirkan solusi yang diperoleh. Untuk mencapai tujuan tersebut, diperlukan kemampuan pemecahan masalah.</text:span></text:p>
      <text:p text:style-name="P16"><text:span text:style-name="T13">Pemecahan masalah merupakan suatu proses yang digunakan untuk memecahkan masalah (Widjayanti, 2009). Banak ahli yang mengatakan betapa pentingnya kemampuan memecahkan masalah bagi perserta didik. Menurut Bell (Widjayanti, 2009), hasil-hasil penelitian menunjukkan bahwa strategi-strategi pemecahan masalah yang umumnya dipelajari dalam pelajaran matematika, dalam hal-hal tertentu, dapat ditransfer dan diaplikasikan dalam situasi pemecahan masalah yang lain. Penyelesaian masalah secara sistematis dapat membantu para siswa meningkatkan daya analitis mereka dan dapat menolong mereka dalam </text:span><text:soft-page-break/><text:span text:style-name="T13">menerapkan daya tersebut pada bermacam</text:span><text:span text:style-name="T14">-</text:span><text:span text:style-name="T13">macam situasi.</text:span></text:p>
      <text:p text:style-name="P16"><text:span text:style-name="T13">Johnson dan Rising (Usman, 2007) menyebutkan beberapa alasan pentingnya kemampuan pemecahan masalah dalam pembelajaran matematika, yaitu (1) pemecahan masalah adalah suatu proses untuk belajar konsep baru, (2) pemecahan masalah adalah salah satu cara yang paling tepat untuk mempraktikkan kemampuan komputasional, (3) melalui pemecahan masalah siswa belajar mentransfer konsep dan ketrampilan yang dimiliki ke dalam situasi baru, (4) pemecahan masalah dapat merangsang rasa keingintahuan intelektual, dan (5) melalui pemecahan masalah diperoleh pengetahuan baru.</text:span></text:p>
      <text:h text:style-name="P8" text:outline-level="2"><text:soft-page-break/><text:span text:style-name="T8">Identifikasi Masalah</text:span></text:h>
      <text:h text:style-name="P8" text:outline-level="2"><text:span text:style-name="T8">Batasan Masalah</text:span></text:h>
      <text:h text:style-name="P8" text:outline-level="2"><text:span text:style-name="T8">Rumusan Masalah</text:span></text:h>
      <text:h text:style-name="P8" text:outline-level="2"><text:span text:style-name="T8">Tujuan Penelitian</text:span></text:h>
      <text:h text:style-name="P8" text:outline-level="2"><text:span text:style-name="T8">Manfaat Penelitian</text:span></text:h>
      <text:h text:style-name="P4" text:outline-level="1"><text:span text:style-name="T8"><text:line-break/></text:span><text:span text:style-name="T9">KAJIAN PUSTAKA</text:span></text:h>
      <text:h text:style-name="P9" text:outline-level="2"><text:span text:style-name="T9">Deskripsi Teori</text:span></text:h>
      <text:h text:style-name="P11" text:outline-level="3"><text:span text:style-name="T11">Kemampuan Matematika Siswa</text:span></text:h>
      <text:h text:style-name="P11" text:outline-level="3"><text:span text:style-name="T11">Pemecahan Masalah Matematika</text:span></text:h>
      <text:h text:style-name="P11" text:outline-level="3"><text:span text:style-name="T11">Masalah Program Linier</text:span></text:h>
      <text:h text:style-name="P9" text:outline-level="2"><text:span text:style-name="T9">Penelitian yang Relevan</text:span></text:h>
      <text:h text:style-name="P10" text:outline-level="2"><text:span text:style-name="T10">Kerangka Berpikir</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d" fo:country="ID"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4pt" style:font-name-asian="DejaVu Sans" style:font-size-asian="14pt" style:font-name-complex="Lohit Hindi" style:font-size-complex="14pt"/>
    </style:style>
    <style:style style:name="Text_20_body" style:display-name="Text body" style:family="paragraph" style:parent-style-name="Standard" style:next-style-name="Text_20_body_20_indent" style:class="text">
      <style:paragraph-properties fo:margin-top="0cm" fo:margin-bottom="0cm" style:contextual-spacing="false" fo:line-height="200%" fo:text-align="justify" style:justify-single-word="false"/>
      <style:text-properties fo:color="#000000"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Heading_20_2"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text-transform="uppercase" fo:color="#000000"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2.03cm" fo:margin-bottom="1.02cm" style:contextual-spacing="false" fo:line-height="150%" fo:text-align="justify" style:justify-single-word="false" fo:text-indent="0cm" style:auto-text-indent="false"/>
      <style:text-properties fo:font-variant="normal" fo:text-transform="none" fo:color="#000000" fo:font-size="13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7cm" fo:margin-bottom="1.02cm" style:contextual-spacing="false" fo:line-height="150%" fo:text-align="justify" style:justify-single-word="false" fo:text-indent="0cm" style:auto-text-indent="false" style:page-number="auto"/>
      <style:text-properties fo:color="#00000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1.739cm" fo:margin-bottom="1.02cm" style:contextual-spacing="false" fo:line-height="150%" fo:text-align="justify" style:justify-single-word="false" fo:text-indent="0cm" style:auto-text-indent="false"/>
      <style:text-properties fo:color="#000000" fo:font-size="12pt" fo:font-style="normal" fo:font-weight="bold" style:font-size-asian="85%" style:font-style-asian="italic" style:font-weight-asian="normal" style:font-size-complex="85%" style:font-style-complex="italic" style:font-weight-complex="bold"/>
    </style:style>
    <style:style style:name="Judul" style:family="paragraph" style:parent-style-name="Heading_20_2" style:next-style-name="Text_20_body" style:default-outline-level="" style:list-style-name="">
      <style:paragraph-properties fo:margin-top="0cm" fo:margin-bottom="2.03cm" style:contextual-spacing="false" fo:text-align="center" style:justify-single-word="false"/>
      <style:text-properties fo:text-transform="uppercase" fo:font-size="14pt" style:font-weight-asian="normal"/>
    </style:style>
    <style:style style:name="Text_20_body_20_indent" style:display-name="Text body indent" style:family="paragraph" style:parent-style-name="Text_20_body" style:class="text">
      <style:paragraph-properties fo:margin-left="0cm" fo:margin-right="0cm" fo:line-height="200%" fo:text-indent="1.199cm" style:auto-text-indent="false"/>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line-height="150%" fo:text-align="center" style:justify-single-word="false"/>
      <style:text-properties fo:text-transform="uppercase" fo:color="#000000" fo:font-size="15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line-height="150%" fo:text-align="center" style:justify-single-word="false"/>
      <style:text-properties fo:color="#000000" fo:font-size="12pt" fo:font-style="normal" style:font-size-asian="14pt" style:font-style-asian="italic" style:font-weight-asian="normal" style:font-size-complex="14pt" style:font-style-complex="italic"/>
    </style:style>
    <style:style style:name="Page_20_Number" style:display-name="Page Number" style:family="text">
      <style:text-properties fo:text-transform="lowercase" fo:color="#000000"/>
    </style:style>
    <style:style style:name="User_20_Entry" style:display-name="User Entry" style:family="text">
      <style:text-properties style:font-name="Times New Roman2" fo:font-style="italic" style:font-name-asian="DejaVu Sans Mono" style:font-size-asian="10.5pt" style:font-name-complex="Lohit Hindi2"/>
    </style:style>
    <style:style style:name="Numbering_20_Symbols" style:display-name="Numbering Symbols" style:family="text"/>
    <text:outline-style style:name="Outline">
      <text:outline-level-style text:level="1" style:num-prefix="BAB "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style:num-suffix="." style:num-format="1">
        <style:list-level-properties text:list-level-position-and-space-mode="label-alignment">
          <style:list-level-label-alignment text:label-followed-by="listtab" fo:text-indent="-0.7cm" fo:margin-left="1.1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cm" fo:margin-left="1.6cm"/>
        </style:list-level-properties>
      </text:list-level-style-number>
      <text:list-level-style-number text:level="3" style:num-suffix=")" style:num-format="1">
        <style:list-level-properties text:list-level-position-and-space-mode="label-alignment">
          <style:list-level-label-alignment text:label-followed-by="listtab" fo:text-indent="-0.4cm" fo:margin-left="2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4cm" fo:margin-left="2.401cm"/>
        </style:list-level-properties>
      </text:list-level-style-number>
      <text:list-level-style-number text:level="5"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499cm" fo:margin-bottom="1.499cm" fo:margin-left="4.001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4">
      <style:page-layout-properties fo:page-width="21.001cm" fo:page-height="29.7cm" style:num-format="1" style:print-orientation="portrait" fo:margin-top="1.499cm" fo:margin-bottom="1.499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office:automatic-styles>
  <office:master-styles>
    <style:master-page style:name="Standard" style:page-layout-name="Mpm1"/>
    <style:master-page style:name="Halaman_20_Sampul" style:display-name="Halaman Sampul" style:page-layout-name="Mpm2" style:next-style-name="Halaman_20_Bagian_20_Awal"/>
    <style:master-page style:name="Halaman_20_Bagian_20_Awal" style:display-name="Halaman Bagian Awal" style:page-layout-name="Mpm3">
      <style:header>
        <text:p text:style-name="Header"/>
      </style:header>
      <style:footer>
        <text:p text:style-name="MP1"><text:page-number text:select-page="current">ii</text:page-number></text:p>
      </style:footer>
    </style:master-page>
    <style:master-page style:name="Halaman_20_Isi" style:display-name="Halaman Isi" style:page-layout-name="Mpm4">
      <style:header>
        <text:p text:style-name="MP2"><text:page-number text:select-page="current">3</text:page-number></text:p>
      </style:header>
      <style:footer>
        <text:p text:style-name="Footer"/>
      </style:footer>
    </style:master-page>
    <style:master-page style:name="Halaman_20_Bab" style:display-name="Halaman Bab" style:page-layout-name="Mpm4" style:next-style-name="Halaman_20_Isi">
      <style:header>
        <text:p text:style-name="Header"/>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hamad Abdul Rosid</meta:initial-creator>
    <meta:creation-date>2013-04-08T13:22:12</meta:creation-date>
    <dc:date>2013-04-08T15:05:07</dc:date>
    <dc:creator>Muhamad Abdul Rosid</dc:creator>
    <meta:editing-duration>PT41M42S</meta:editing-duration>
    <meta:editing-cycles>20</meta:editing-cycles>
    <meta:generator>LibreOffice/4.0.1.2$Linux_x86 LibreOffice_project/84102822e3d61eb989ddd325abf1ac077904985</meta:generator>
    <meta:document-statistic meta:table-count="0" meta:image-count="0" meta:object-count="0" meta:page-count="8" meta:paragraph-count="33" meta:word-count="349" meta:character-count="2735" meta:non-whitespace-character-count="2429"/>
  </office:meta>
</office:document-meta>
</file>